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co52" style:family="table-column">
      <style:table-column-properties fo:break-before="auto" style:column-width="7.571cm"/>
    </style:style>
    <style:style style:name="co53" style:family="table-column">
      <style:table-column-properties fo:break-before="auto" style:column-width="8.114cm"/>
    </style:style>
    <style:style style:name="co54" style:family="table-column">
      <style:table-column-properties fo:break-before="auto" style:column-width="7.216cm"/>
    </style:style>
    <style:style style:name="co55" style:family="table-column">
      <style:table-column-properties fo:break-before="auto" style:column-width="8.551cm"/>
    </style:style>
    <style:style style:name="co56" style:family="table-column">
      <style:table-column-properties fo:break-before="auto" style:column-width="7.542cm"/>
    </style:style>
    <style:style style:name="co57" style:family="table-column">
      <style:table-column-properties fo:break-before="auto" style:column-width="7.161cm"/>
    </style:style>
    <style:style style:name="co58" style:family="table-column">
      <style:table-column-properties fo:break-before="auto" style:column-width="5.473cm"/>
    </style:style>
    <style:style style:name="co59" style:family="table-column">
      <style:table-column-properties fo:break-before="auto" style:column-width="5.636cm"/>
    </style:style>
    <style:style style:name="co60" style:family="table-column">
      <style:table-column-properties fo:break-before="auto" style:column-width="6.916cm"/>
    </style:style>
    <style:style style:name="co61" style:family="table-column">
      <style:table-column-properties fo:break-before="auto" style:column-width="6.78cm"/>
    </style:style>
    <style:style style:name="co62" style:family="table-column">
      <style:table-column-properties fo:break-before="auto" style:column-width="5.719cm"/>
    </style:style>
    <style:style style:name="co63" style:family="table-column">
      <style:table-column-properties fo:break-before="auto" style:column-width="6.26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6" table:style-name="ta1"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3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9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formula="of:=[.O6]+[.O5]+[.O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X2]+[.X5]+[.X75]/3" office:value-type="float" office:value="15041.6666666667" calcext:value-type="float">
            <text:p>15041.6666666667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7342.5" calcext:value-type="float">
            <text:p>7342.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4" table:number-columns-repeated="2" table:default-cell-style-name="ce1"/>
        <table:table-column table:style-name="co63" table:default-cell-style-name="ce1"/>
        <table:table-column table:style-name="co5" table:number-columns-repeated="100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列目　左から１6番目のブロック　削除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F2]+[.F3]+[.F5]/3" office:value-type="float" office:value="19750" calcext:value-type="float">
            <text:p>19750</text:p>
          </table:table-cell>
          <table:table-cell/>
          <table:table-cell office:value-type="string" calcext:value-type="string">
            <text:p>1列目　左から１0番目のブロック　削除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formula="of:=[.O2]+[.O3]+[.O13]/3" office:value-type="float" office:value="16750" calcext:value-type="float">
            <text:p>16750</text:p>
          </table:table-cell>
          <table:table-cell/>
          <table:table-cell office:value-type="string" calcext:value-type="string">
            <text:p>1列目　左から3番目のブロック　削除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750" calcext:value-type="float">
            <text:p>8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750" calcext:value-type="float">
            <text:p>87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555" calcext:value-type="float">
            <text:p>85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7095" calcext:value-type="float">
            <text:p>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7250" calcext:value-type="float">
            <text:p>7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7250" calcext:value-type="float">
            <text:p>7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8750" calcext:value-type="float">
            <text:p>8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8750" calcext:value-type="float">
            <text:p>8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750" calcext:value-type="float">
            <text:p>8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8750" calcext:value-type="float">
            <text:p>8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500" calcext:value-type="float">
            <text:p>6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750" calcext:value-type="float">
            <text:p>8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500" calcext:value-type="float">
            <text:p>6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7250" calcext:value-type="float">
            <text:p>7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500" calcext:value-type="float">
            <text:p>6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8750" calcext:value-type="float">
            <text:p>8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500" calcext:value-type="float">
            <text:p>6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750" calcext:value-type="float">
            <text:p>8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750" calcext:value-type="float">
            <text:p>8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7250" calcext:value-type="float">
            <text:p>7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500" calcext:value-type="float">
            <text:p>65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750" calcext:value-type="float">
            <text:p>8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500" calcext:value-type="float">
            <text:p>6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8750" calcext:value-type="float">
            <text:p>8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750" calcext:value-type="float">
            <text:p>87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7250" calcext:value-type="float">
            <text:p>7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750" calcext:value-type="float">
            <text:p>8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500" calcext:value-type="float">
            <text:p>6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8750" calcext:value-type="float">
            <text:p>8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7250" calcext:value-type="float">
            <text:p>7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8750" calcext:value-type="float">
            <text:p>8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500" calcext:value-type="float">
            <text:p>6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750" calcext:value-type="float">
            <text:p>87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7250" calcext:value-type="float">
            <text:p>7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750" calcext:value-type="float">
            <text:p>87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500" calcext:value-type="float">
            <text:p>65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500" calcext:value-type="float">
            <text:p>6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750" calcext:value-type="float">
            <text:p>87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7250" calcext:value-type="float">
            <text:p>7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750" calcext:value-type="float">
            <text:p>87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750" calcext:value-type="float">
            <text:p>8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500" calcext:value-type="float">
            <text:p>6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500" calcext:value-type="float">
            <text:p>6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8750" calcext:value-type="float">
            <text:p>8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750" calcext:value-type="float">
            <text:p>8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500" calcext:value-type="float">
            <text:p>6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8750" calcext:value-type="float">
            <text:p>87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750" calcext:value-type="float">
            <text:p>87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500" calcext:value-type="float">
            <text:p>6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750" calcext:value-type="float">
            <text:p>8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500" calcext:value-type="float">
            <text:p>6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8750" calcext:value-type="float">
            <text:p>87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500" calcext:value-type="float">
            <text:p>6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750" calcext:value-type="float">
            <text:p>87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500" calcext:value-type="float">
            <text:p>6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8750" calcext:value-type="float">
            <text:p>8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500" calcext:value-type="float">
            <text:p>6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750" calcext:value-type="float">
            <text:p>8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250" calcext:value-type="float">
            <text:p>7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7250" calcext:value-type="float">
            <text:p>7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750" calcext:value-type="float">
            <text:p>87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7250" calcext:value-type="float">
            <text:p>7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7250" calcext:value-type="float">
            <text:p>7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8750" calcext:value-type="float">
            <text:p>8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8750" calcext:value-type="float">
            <text:p>8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7250" calcext:value-type="float">
            <text:p>725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750" calcext:value-type="float">
            <text:p>87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7250" calcext:value-type="float">
            <text:p>725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750" calcext:value-type="float">
            <text:p>8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8750" calcext:value-type="float">
            <text:p>8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500" calcext:value-type="float">
            <text:p>650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7250" calcext:value-type="float">
            <text:p>7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750" calcext:value-type="float">
            <text:p>87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7250" calcext:value-type="float">
            <text:p>7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750" calcext:value-type="float">
            <text:p>87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500" calcext:value-type="float">
            <text:p>650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750" calcext:value-type="float">
            <text:p>8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250" calcext:value-type="float">
            <text:p>725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750" calcext:value-type="float">
            <text:p>8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750" calcext:value-type="float">
            <text:p>8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750" calcext:value-type="float">
            <text:p>8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500" calcext:value-type="float">
            <text:p>650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750" calcext:value-type="float">
            <text:p>8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500" calcext:value-type="float">
            <text:p>650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750" calcext:value-type="float">
            <text:p>8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7250" calcext:value-type="float">
            <text:p>725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750" calcext:value-type="float">
            <text:p>87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750" calcext:value-type="float">
            <text:p>8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500" calcext:value-type="float">
            <text:p>6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7250" calcext:value-type="float">
            <text:p>725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750" calcext:value-type="float">
            <text:p>8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7250" calcext:value-type="float">
            <text:p>7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750" calcext:value-type="float">
            <text:p>8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8750" calcext:value-type="float">
            <text:p>87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500" calcext:value-type="float">
            <text:p>650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750" calcext:value-type="float">
            <text:p>87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500" calcext:value-type="float">
            <text:p>6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750" calcext:value-type="float">
            <text:p>8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9000" calcext:value-type="float">
            <text:p>90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750" calcext:value-type="float">
            <text:p>8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750" calcext:value-type="float">
            <text:p>87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750" calcext:value-type="float">
            <text:p>8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500" calcext:value-type="float">
            <text:p>650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750" calcext:value-type="float">
            <text:p>8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500" calcext:value-type="float">
            <text:p>6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750" calcext:value-type="float">
            <text:p>8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500" calcext:value-type="float">
            <text:p>6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750" calcext:value-type="float">
            <text:p>8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500" calcext:value-type="float">
            <text:p>6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750" calcext:value-type="float">
            <text:p>8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750" calcext:value-type="float">
            <text:p>8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7250" calcext:value-type="float">
            <text:p>725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/00/00</text:date>, <text:time style:data-style-name="N2" text:time-value="19:23:42.4563993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6T21:02:37.302661292</dc:date>
    <meta:editing-duration>PT19H29M3S</meta:editing-duration>
    <meta:editing-cycles>847</meta:editing-cycles>
    <meta:document-statistic meta:table-count="7" meta:cell-count="11799" meta:object-count="0"/>
  </office:meta>
</office:document-meta>
</file>